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 PseudoCode</text:p>
      <text:p text:style-name="Standard"/>
      <text:p text:style-name="Standard">Program Entry</text:p>
      <text:p text:style-name="Standard"><text:tab/>If Exit selected</text:p>
      <text:p text:style-name="Standard"><text:tab/><text:tab/>clean up files/sockets</text:p>
      <text:p text:style-name="Standard"><text:tab/><text:tab/>exit</text:p>
      <text:p text:style-name="Standard"><text:tab/>If Options selected</text:p>
      <text:p text:style-name="Standard"><text:tab/><text:tab/>Get username</text:p>
      <text:p text:style-name="Standard"><text:tab/><text:tab/>Get filename to save to</text:p>
      <text:p text:style-name="Standard"><text:tab/><text:tab/>Enable dumping to file</text:p>
      <text:p text:style-name="Standard"><text:tab/>If Connect selected</text:p>
      <text:p text:style-name="Standard"><text:tab/><text:tab/>Get IP address to connect to</text:p>
      <text:p text:style-name="Standard"><text:tab/><text:tab/>Get Port number to connect to</text:p>
      <text:p text:style-name="Standard"><text:tab/><text:tab/>Connect to server</text:p>
      <text:p text:style-name="Standard"><text:tab/><text:tab/><text:tab/>While(1)</text:p>
      <text:p text:style-name="Standard"><text:tab/><text:tab/><text:tab/>If send or enter pressed while in text box</text:p>
      <text:p text:style-name="Standard"><text:tab/><text:tab/><text:tab/><text:tab/>Build Packet</text:p>
      <text:p text:style-name="Standard"><text:tab/><text:tab/><text:tab/><text:tab/>Send packet to server</text:p>
      <text:p text:style-name="Standard"><text:tab/><text:tab/><text:tab/>Message received</text:p>
      <text:p text:style-name="Standard"><text:tab/><text:tab/><text:tab/><text:tab/>parse message</text:p>
      <text:p text:style-name="Standard"><text:tab/><text:tab/><text:tab/><text:tab/>If message type is MSG_NEW</text:p>
      <text:p text:style-name="Standard"><text:tab/><text:tab/><text:tab/><text:tab/><text:tab/>add new client to list of clients</text:p>
      <text:p text:style-name="Standard"><text:tab/><text:tab/><text:tab/><text:tab/>If message type is MSG_TEXT</text:p>
      <text:p text:style-name="Standard"><text:tab/><text:tab/><text:tab/><text:tab/><text:tab/>Print buffer to display</text:p>
      <text:p text:style-name="Standard"><text:tab/><text:tab/><text:tab/><text:tab/><text:tab/>if Save to file has been selected</text:p>
      <text:p text:style-name="Standard"><text:tab/><text:tab/><text:tab/><text:tab/><text:tab/><text:tab/>write buffer to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3-20T23:32:57</meta:creation-date>
    <meta:generator>OpenOffice.org/3.2$Unix OpenOffice.org_project/320m12$Build-9483</meta:generator>
    <meta:document-statistic meta:table-count="0" meta:image-count="0" meta:object-count="0" meta:page-count="1" meta:paragraph-count="25" meta:word-count="95" meta:character-count="584"/>
    <dc:date>2011-03-20T23:40:31</dc:date>
    <dc:creator>root </dc:creator>
    <meta:editing-duration>PT00H07M34S</meta:editing-duration>
    <meta:editing-cycles>1</meta:editing-cycles>
  </office:meta>
</office:document-meta>
</file>